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010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010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010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010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010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010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010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010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010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010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010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010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010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010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010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010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010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abiana Del Valle Martínez Ramir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670203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Rosana Del Carmen Ramirez De Martí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70203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4.72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0" meta:character-count="1184" meta:non-whitespace-character-count="1013"/>
    <meta:template xlink:type="simple" xlink:actuate="onRequest" xlink:title="Normal" xlink:href=""/>
  </office:meta>
</office:document-meta>
</file>